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1" style:family="text">
      <style:text-properties officeooo:rsid="001256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inar series</text:p>
      <text:p text:style-name="Standard">biodersity </text:p>
      <text:p text:style-name="Standard"/>
      <text:p text:style-name="Standard">A theoretical foundation</text:p>
      <text:p text:style-name="Standard">Keith Farnsworth; "life is the processing of information, life is an algorithm whose purpose is to create life"</text:p>
      <text:p text:style-name="Standard"/>
      <text:p text:style-name="Standard">what is biodiversity: </text:p>
      <text:p text:style-name="Standard"><text:s text:c="2"/>a measure of difference - sci measure of degree of biological difference in a sample</text:p>
      <text:p text:style-name="Standard"><text:s text:c="2"/>only 7% of econimic valuations of biodiversity were anything to do with biodiversity.</text:p>
      <text:p text:style-name="Standard"><text:s text:c="2"/>Biodiversity is a property of a sample</text:p>
      <text:p text:style-name="Standard"/>
      <text:p text:style-name="Standard">how is it measured: <text:s/></text:p>
      <text:p text:style-name="Standard"><text:s text:c="2"/>Made up of three parts - how many different components, how different components are from one another and how they are organised.</text:p>
      <text:p text:style-name="Standard"><text:s text:c="2"/>Eveness and richness used by field ecologists to compute indicies (Simpsons and Shannon etc.)</text:p>
      <text:p text:style-name="Standard"><text:s text:c="2"/>These indices have problems, as they behave in ways that are not intuitive due to the math used to calculate them. </text:p>
      <text:p text:style-name="Standard"><text:s text:c="2"/>Hill developed indicies (that produce Hill numbers) which behave correctly.</text:p>
      <text:p text:style-name="Standard"><text:s text:c="2"/>Work based on changing 'viewpoint' of researcher, q, can be changed to reflect the importance of rare species in the researchers view</text:p>
      <text:p text:style-name="Standard"><text:s text:c="2"/>Hill numbers miss crucial aspect; no account of degree of difference between organisms. Leinster-Cobbold diversity index does this.</text:p>
      <text:p text:style-name="Standard"><text:s text:c="2"/>Incorporates proportion of simialrity of species into Hill number equations.</text:p>
      <text:p text:style-name="Standard"><text:s text:c="2"/>This measure double weights sample, by first abundance and then degree difference of species.</text:p>
      <text:p text:style-name="Standard"><text:s text:c="2"/>Still missing one aspect; making a measure of differences that make a difference (i.e. things that matter in diversity)</text:p>
      <text:p text:style-name="Standard"><text:s text:c="2"/>This can be asssed/measured -- done in equid spp (zebra and related), only 48 functional genes represent the differences in the whole clade</text:p>
      <text:p text:style-name="Standard"><text:s text:c="2"/>Functional diversity != species diversity, only correlates a little. </text:p>
      <text:p text:style-name="Standard"><text:s text:c="2"/>So how many dimensions of diversity do we need to characterise BioDiversity fully? Three - structural, functional and genetic(phylogeny)</text:p>
      <text:p text:style-name="Standard"><text:s text:c="2"/>genetic defines function defines structure. Function is expaned to two parts, function defines function.</text:p>
      <text:p text:style-name="Standard"><text:s text:c="2"/>structure should be thought of much like engineering - topology through to physical reality. </text:p>
      <text:p text:style-name="Standard"><text:s text:c="2"/>Many find this thought process problematic as it likens ecosystem to a machine with a purpose - to answer, the purpose is to self generate more life </text:p>
      <text:p text:style-name="Standard"><text:s text:c="2"/></text:p>
      <text:p text:style-name="Standard"><text:s text:c="2"/>Something I didn't know: parasites re<text:span text:style-name="T1">gul</text:span>ate food webs'. </text:p>
      <text:p text:style-name="Standard"><text:s text:c="2"/></text:p>
      <text:p text:style-name="Standard">what is happening to it: </text:p>
      <text:p text:style-name="Standard"><text:s text:c="2"/>It is decreasing. Currently 1000-10000 spp a year are being lost (same rate as the Big Five deaths, so we are in the 6th mass extinction event)</text:p>
      <text:p text:style-name="Standard"><text:s text:c="2"/>Due to habitat loss, hunting, invasives and climate. habitat loss is the largest impactor. </text:p>
      <text:p text:style-name="Standard"/>
      <text:p text:style-name="Standard">why does this matter: </text:p>
      <text:p text:style-name="Standard"><text:s text:c="2"/>Loss of diversity can equate to a loss of function in ecosystems. Loss of information is loss of essence of life (according to Farnsworth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4:22:17.960635394</meta:creation-date>
    <dc:date>2019-02-08T14:22:58.017270291</dc:date>
    <meta:editing-duration>PT4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404" meta:character-count="2588" meta:non-whitespace-character-count="2154"/>
  </office:meta>
</office:document-meta>
</file>